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y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393">
            <text:p>393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62">
            <text:p>6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80">
            <text:p>18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40">
            <text:p>4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9">
            <text:p>129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995">
            <text:p>995</text:p>
          </table:table-cell>
          <table:table-cell table:style-name="ce22" office:value-type="float" office:value="56">
            <text:p>56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76">
            <text:p>17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353">
            <text:p>35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0">
            <text:p>3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7">
            <text:p>847</text:p>
          </table:table-cell>
          <table:table-cell table:style-name="ce22" office:value-type="float" office:value="48">
            <text:p>4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35">
            <text:p>1435</text:p>
          </table:table-cell>
          <table:table-cell table:style-name="ce22" office:value-type="float" office:value="89">
            <text:p>89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430">
            <text:p>2430</text:p>
          </table:table-cell>
          <table:table-cell table:style-name="ce22" office:value-type="float" office:value="145">
            <text:p>14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